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720000010E08F0F8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Arrow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2pt" fo:font-weight="bold" style:letter-kerning="false" style:font-size-asian="12pt" style:font-weight-asian="bold" style:font-size-complex="12pt" style:font-weight-complex="bold"/>
    </style:style>
    <style:style style:name="P3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00" fo:font-size="12pt" fo:font-weight="bold" style:letter-kerning="false" style:font-size-asian="12pt" style:font-weight-asian="bold" style:font-size-complex="12pt" style:font-weight-complex="bold"/>
    </style:style>
    <style:style style:name="T2" style:family="text">
      <style:text-properties fo:color="#ff0000" style:text-position="sub 58%" fo:font-size="14pt" fo:font-weight="bold" style:letter-kerning="false" style:font-size-asian="14pt" style:font-weight-asian="bold" style:font-size-complex="14pt" style:font-weight-complex="bold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style:text-position="sub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5.023cm" svg:x="1.006cm" svg:y="8.964cm">
          <draw:image xlink:href="Pictures/10000000000005720000010E08F0F885.png" xlink:type="simple" xlink:show="embed" xlink:actuate="onLoad">
            <text:p/>
          </draw:image>
        </draw:frame>
        <draw:frame draw:style-name="gr1" draw:text-style-name="P1" draw:layer="layout" svg:width="25.939cm" svg:height="5.023cm" svg:x="1.005cm" svg:y="8.263cm">
          <draw:image xlink:href="Pictures/10000000000005720000010E08F0F885.png" xlink:type="simple" xlink:show="embed" xlink:actuate="onLoad">
            <text:p/>
          </draw:image>
        </draw:frame>
        <draw:line draw:style-name="gr2" draw:text-style-name="P1" draw:layer="layout" svg:x1="6.55cm" svg:y1="12.8cm" svg:x2="7.55cm" svg:y2="12.8cm">
          <text:p/>
        </draw:line>
        <draw:frame draw:style-name="gr3" draw:text-style-name="P2" draw:layer="layout" svg:width="3.444cm" svg:height="0.968cm" svg:x="6cm" svg:y="12.986cm">
          <draw:text-box>
            <text:p><text:span text:style-name="T1">4 * T</text:span><text:span text:style-name="T2">d <text:s/>c <text:s/>o <text:s/>_ <text:s/>c <text:s/>l <text:s/>k</text:span></text:p>
          </draw:text-box>
        </draw:frame>
        <draw:line draw:style-name="gr2" draw:text-style-name="P1" draw:layer="layout" svg:x1="9.45cm" svg:y1="12.801cm" svg:x2="24.35cm" svg:y2="12.8cm">
          <text:p/>
        </draw:line>
        <draw:frame draw:style-name="gr3" draw:text-style-name="P3" draw:layer="layout" svg:width="3.524cm" svg:height="0.968cm" svg:x="15.6cm" svg:y="12.95cm">
          <draw:text-box>
            <text:p><text:span text:style-name="T3">2 * T</text:span><text:span text:style-name="T4">l <text:s/>f <text:s/>x <text:s/>t <text:s/>_ <text:s/>c <text:s/>l <text:s/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8T15:24:02</dc:date>
    <meta:editing-duration>PT07H42M28S</meta:editing-duration>
    <meta:editing-cycles>28</meta:editing-cycles>
    <meta:generator>OpenOffice.org/3.1$Unix OpenOffice.org_project/310m21$Build-9319</meta:gener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